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</office:automatic-styles>
  <office:body>
    <office:tex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background-color="transparent" fo:widows="2" fo:margin-left="0pt" fo:margin-right="0pt" fo:margin-top="0pt" fo:margin-bottom="0pt"/>
      <style:text-properties fo:color="#000000" style:font-name="Times New Roman" fo:font-size="12pt" fo:language="en" fo:country="CH"/>
    </style:style>
  </office:styles>
  <office:automatic-styles>
    <style:style style:name="P1" style:family="paragraph">
      <style:paragraph-properties fo:text-align="left"/>
    </style:style>
    <style:page-layout style:name="Standard">
      <style:page-layout-properties fo:page-width="210.000000mm" fo:page-height="297.000000mm" style:print-orientation="portrait" fo:margin-top="0.5000in" fo:margin-bottom="0.5000in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    <style:header>
        <text:p text:style-name="P1">CatBox Concept Dokumentation Englisch 0.1, Written by  on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dc:title>CatBox Dokumentation</dc:title>
    <dc:subject>CatBox</dc:subject>
    <dc:creator>Michael Durrer</dc:creator>
  </office:meta>
</office:document-meta>
</file>